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9.4689in"/>
    </style:style>
    <style:style style:name="co3" style:family="table-column">
      <style:table-column-properties fo:break-before="auto" style:column-width="8.3807in"/>
    </style:style>
    <style:style style:name="co4" style:family="table-column">
      <style:table-column-properties fo:break-before="auto" style:column-width="5.3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ffccff"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OTU number</text:p>
          </table:table-cell>
          <table:table-cell table:style-name="ce5" office:value-type="string" calcext:value-type="string">
            <text:p>Genus level identification using utax</text:p>
          </table:table-cell>
          <table:table-cell table:style-name="ce8" office:value-type="string" calcext:value-type="string">
            <text:p>Actual species used in Mock community</text:p>
          </table:table-cell>
          <table:table-cell table:style-name="ce6" office:value-type="string" calcext:value-type="string">
            <text:p>Blast results for the highest hit 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teria(100.0),"Proteobacteria"(100.0),Alphaproteobacteria(99.7),Rhodobacterales(99.6),Rhodobacteraceae(99.6),Rhodobacter(99.5)</text:p>
          </table:table-cell>
          <table:table-cell office:value-type="string" calcext:value-type="string">
            <text:p>Rhodobacter sphaeroides ATCC 1702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teria(100.0),"Proteobacteria"(100.0),Gammaproteobacteria(99.7),Pseudomonadales(99.5),Pseudomonadaceae(99.5),Pseudomonas(98.7)</text:p>
          </table:table-cell>
          <table:table-cell office:value-type="string" calcext:value-type="string">
            <text:p>Pseudomonas aeruginosa ATCC 47085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cteria(100.0),"Proteobacteria"(100.0),Gammaproteobacteria(99.8),Pseudomonadales(99.6),Moraxellaceae(99.6),Acinetobacter(99.6)</text:p>
          </table:table-cell>
          <table:table-cell office:value-type="string" calcext:value-type="string">
            <text:p>Acinetobacter baumannii ATCC 1797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cteria(100.0),"Proteobacteria"(100.0),Epsilonproteobacteria(100.0),Campylobacterales(99.7),Helicobacteraceae(99.7),Helicobacter(99.7)</text:p>
          </table:table-cell>
          <table:table-cell office:value-type="string" calcext:value-type="string">
            <text:p>Helicobacter pylori ATCC 70039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cteria(100.0),Firmicutes(100.0),Bacilli(99.8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cteria(100.0),"Actinobacteria"(100.0),Actinobacteria(100.0),Actinomycetales(100.0),Propionibacteriaceae(99.8),Propionibacterium(99.8)</text:p>
          </table:table-cell>
          <table:table-cell office:value-type="string" calcext:value-type="string">
            <text:p>Propionibacterium acnes DSM1637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cteria(100.0),"Proteobacteria"(100.0),Alphaproteobacteria(99.7),Rhodobacterales(99.6),Rhodobacteraceae(99.6),Rhodobacter(99.3)</text:p>
          </table:table-cell>
          <table:table-cell office:value-type="string" calcext:value-type="string">
            <text:p>Rhodobacter sphaeroides ATCC 1702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cteria(100.0),"Proteobacteria"(100.0),Epsilonproteobacteria(100.0),Campylobacterales(99.6),Helicobacteraceae(99.6),Helicobacter(99.6)</text:p>
          </table:table-cell>
          <table:table-cell office:value-type="string" calcext:value-type="string">
            <text:p>Helicobacter pylori ATCC 70039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cteria(100.0),"Bacteroidetes"(100.0),"Bacteroidia"(99.6),"Bacteroidales"(99.6),Bacteroidaceae(98.9),Bacteroides(98.9)</text:p>
          </table:table-cell>
          <table:table-cell office:value-type="string" calcext:value-type="string">
            <text:p>Bacteroides vulgatus ATCC 848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cteria(100.0),"Proteobacteria"(100.0),Betaproteobacteria(99.6),Neisseriales(99.4),Neisseriaceae(99.4),Neisseria(97.5)</text:p>
          </table:table-cell>
          <table:table-cell office:value-type="string" calcext:value-type="string">
            <text:p>Neisseria<text:tab/> meningitidis ATCC BAA-33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cteria(100.0),Firmicutes(100.0),Bacilli(99.7),Bacillales(99.4),Listeriaceae(99.3),Listeria(99.3)</text:p>
          </table:table-cell>
          <table:table-cell office:value-type="string" calcext:value-type="string">
            <text:p>Listeria<text:tab/>monocytogenes ATCC BAA-679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Bacteria(100.0),Firmicutes(100.0),Clostridia(97.1),Clostridiales(97.1),Clostridiaceae_1(83.8),Anaerobacter(63.1)</text:p>
          </table:table-cell>
          <table:table-cell table:style-name="ce6"/>
          <table:table-cell table:style-name="ce6" office:value-type="string" calcext:value-type="string">
            <text:p>Clostridium beijerinckii strain JCM 1390 16S ribosomal RNA gene, partial sequence</text:p>
          </table:table-cell>
          <table:table-cell table:style-name="ce7"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cteria(100.0),"Bacteroidetes"(100.0),"Bacteroidia"(99.6),"Bacteroidales"(99.6),Bacteroidaceae(99.0),Bacteroides(99.0)</text:p>
          </table:table-cell>
          <table:table-cell office:value-type="string" calcext:value-type="string">
            <text:p>Bacteroides vulgatus ATCC 8482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Bacteria(100.0),Firmicutes(100.0),Bacilli(99.8),Bacillales(99.6),Staphylococcaceae(99.6),Staphylococcus(99.6)</text:p>
          </table:table-cell>
          <table:table-cell table:style-name="ce7" office:value-type="string" calcext:value-type="string">
            <text:p>Staphylococcus aureus ATCC BAA-1718, Staphylococcus epidermidis ATCC 12228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cteria(100.0),"Proteobacteria"(100.0),Gammaproteobacteria(100.0),"Enterobacteriales"(99.3),Enterobacteriaceae(99.3),Escherichia/Shigella(98.0)</text:p>
          </table:table-cell>
          <table:table-cell office:value-type="string" calcext:value-type="string">
            <text:p>Escherichia coli ATCC 700926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cteria(100.0),"Proteobacteria"(100.0),Gammaproteobacteria(99.8),Pseudomonadales(99.6),Moraxellaceae(99.6),Acinetobacter(99.6)</text:p>
          </table:table-cell>
          <table:table-cell office:value-type="string" calcext:value-type="string">
            <text:p>Acinetobacter baumannii ATCC 17978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cteria(100.0),"Proteobacteria"(100.0),Gammaproteobacteria(99.7),Pseudomonadales(99.5),Pseudomonadaceae(99.5),Pseudomonas(98.3)</text:p>
          </table:table-cell>
          <table:table-cell office:value-type="string" calcext:value-type="string">
            <text:p>Pseudomonas aeruginosa ATCC 47085</text:p>
          </table:table-cell>
          <table:table-cell table:number-columns-repeated="102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Bacteria(100.0),Firmicutes(100.0),Clostridia(97.2),Clostridiales(97.2),Clostridiaceae_1(83.8),Anaerobacter(64.2)</text:p>
          </table:table-cell>
          <table:table-cell table:style-name="ce6"/>
          <table:table-cell table:style-name="ce6" office:value-type="string" calcext:value-type="string">
            <text:p>Clostridium beijerinckii strain JCM 1390 16S ribosomal RNA gene, partial sequence</text:p>
          </table:table-cell>
          <table:table-cell table:style-name="ce7"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cteria(100.0),"Deinococcus-Thermus"(100.0),Deinococci(100.0),Deinococcales(100.0),Deinococcaceae(100.0),Deinococcus(100.0)</text:p>
          </table:table-cell>
          <table:table-cell office:value-type="string" calcext:value-type="string">
            <text:p>Deinococcus radiodurans DSM 20539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cteria(100.0),"Actinobacteria"(100.0),Actinobacteria(100.0),Actinomycetales(100.0),Propionibacteriaceae(99.8),Propionibacterium(99.8)</text:p>
          </table:table-cell>
          <table:table-cell office:value-type="string" calcext:value-type="string">
            <text:p>Propionibacterium acnes DSM16379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cteria(100.0),Firmicutes(100.0),Bacilli(99.8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cteria(100.0),"Proteobacteria"(100.0),Gammaproteobacteria(100.0),"Enterobacteriales"(99.4),Enterobacteriaceae(99.3),Escherichia/Shigella(98.3)</text:p>
          </table:table-cell>
          <table:table-cell office:value-type="string" calcext:value-type="string">
            <text:p>Escherichia coli ATCC 7009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cteria(100.0),"Proteobacteria"(100.0),Betaproteobacteria(99.6),Neisseriales(99.5),Neisseriaceae(99.5),Neisseria(97.7)</text:p>
          </table:table-cell>
          <table:table-cell office:value-type="string" calcext:value-type="string">
            <text:p>Neisseria <text:s/>meningitidis ATCC BAA-335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cteria(100.0),Firmicutes(100.0),Bacilli(99.8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acteria(100.0),Firmicutes(100.0),Bacilli(99.7),Bacillales(99.4),Listeriaceae(99.3),Listeria(99.3)</text:p>
          </table:table-cell>
          <table:table-cell office:value-type="string" calcext:value-type="string">
            <text:p>Listeria<text:tab/>monocytogenes ATCC BAA-679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cteria(100.0),"Actinobacteria"(100.0),Actinobacteria(100.0),Actinomycetales(99.5),Actinomycetaceae(99.1),Actinomyces(99.1)</text:p>
          </table:table-cell>
          <table:table-cell office:value-type="string" calcext:value-type="string">
            <text:p>Actinomyces odontolyticus ATCC 17982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cteria(100.0),Firmicutes(100.0),Bacilli(100.0),Lactobacillales(99.6),Lactobacillaceae(99.6),Lactobacillus(99.6)</text:p>
          </table:table-cell>
          <table:table-cell office:value-type="string" calcext:value-type="string">
            <text:p>Lactobacillus gasseri DSM 2024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cteria(100.0),Firmicutes(100.0),Bacilli(99.7),Lactobacillales(99.5),Enterococcaceae(99.1),Enterococcus(99.1)</text:p>
          </table:table-cell>
          <table:table-cell office:value-type="string" calcext:value-type="string">
            <text:p>Enterococcus faecalis ATCC 47077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cteria(100.0),Firmicutes(100.0),Bacilli(100.0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cteria(100.0),Firmicutes(100.0),Bacilli(99.7),Bacillales(99.6),Staphylococcaceae(99.4),Staphylococcus(99.4)</text:p>
          </table:table-cell>
          <table:table-cell office:value-type="string" calcext:value-type="string">
            <text:p>Staphylococcus aureus ATCC BAA-1718, Staphylococcus epidermidis ATCC 12228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cteria(100.0),"Actinobacteria"(100.0),Actinobacteria(100.0),Actinomycetales(99.6),Actinomycetaceae(99.2),Actinomyces(99.2)</text:p>
          </table:table-cell>
          <table:table-cell office:value-type="string" calcext:value-type="string">
            <text:p>Actinomyces odontolyticus ATCC 17982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cteria(100.0),Firmicutes(100.0),Bacilli(100.0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cteria(100.0),"Deinococcus-Thermus"(100.0),Deinococci(100.0),Deinococcales(100.0),Deinococcaceae(100.0),Deinococcus(100.0)</text:p>
          </table:table-cell>
          <table:table-cell office:value-type="string" calcext:value-type="string">
            <text:p>Deinococcus radiodurans DSM 2053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cteria(100.0),Firmicutes(100.0),Bacilli(99.6),Lactobacillales(99.4),Enterococcaceae(98.8),Enterococcus(98.8)</text:p>
          </table:table-cell>
          <table:table-cell office:value-type="string" calcext:value-type="string">
            <text:p>Enterococcus faecalis ATCC 47077</text:p>
          </table:table-cell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4:34:31.653274130</meta:creation-date>
    <dc:date>2015-07-22T15:24:09.229754836</dc:date>
    <meta:editing-duration>PT3M36S</meta:editing-duration>
    <meta:editing-cycles>1</meta:editing-cycles>
    <meta:document-statistic meta:table-count="1" meta:cell-count="106" meta:object-count="0"/>
    <meta:generator>LibreOffice/4.1.6.2$Linux_X86_64 LibreOffice_project/410$Build-2</meta:generator>
  </office:meta>
</office:document-meta>
</file>